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64 : Extend “historysize” to limit load of history file size. </text:h>
      <text:p text:style-name="P2"/>
      <text:p text:style-name="P1"/>
      <text:p text:style-name="P1">Title: extends historysize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18<text:span text:style-name="T4">th</text:span> May 2011</text:p>
      <text:p text:style-name="P2"/>
      <text:p text:style-name="P1"/>
      <text:h text:style-name="P5" text:outline-level="3">Abstract</text:h>
      <text:p text:style-name="P1"/>
      <text:p text:style-name="P1">Extend 'historysize' to limit load of history size.</text:p>
      <text:p text:style-name="P1"/>
      <text:h text:style-name="P5" text:outline-level="3">Rationale</text:h>
      <text:p text:style-name="P3">A long history (more <text:s/>500000 lines) causes Scilab startup to be very long. (see bug 9498)</text:p>
      <text:p text:style-name="P3">By default, we truncate to last 20000 lines but users can be interested to modify this value.</text:p>
      <text:p text:style-name="P3"/>
      <text:p text:style-name="P3">historysize() returns numbers of lines in current history.</text:p>
      <text:p text:style-name="P3">We extend this function to set/get maximum numbers of lines in history.</text:p>
      <text:p text:style-name="P3"/>
      <text:p text:style-name="P3"><text:span text:style-name="Teletype"><text:span text:style-name="T1">historysize(“max”) returns maximum numbers of lines readed.</text:span></text:span></text:p>
      <text:p text:style-name="P3"><text:span text:style-name="Teletype"><text:span text:style-name="T1">historysize(40000) set the new maximum numbers of lines.</text:span></text:span>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>historysize()</text:span></text:span></text:p>
      <text:p text:style-name="P3"><text:span text:style-name="Teletype"><text:span text:style-name="T1">historysize(“max”)</text:span></text:span></text:p>
      <text:p text:style-name="P3"><text:span text:style-name="Teletype"><text:span text:style-name="T1">historysize(40000)</text:span></text:span></text:p>
      <text:h text:style-name="P5" text:outline-level="3">Change log</text:h>
      <text:p text:style-name="P3"><text:tab/><text:span text:style-name="T2">1.0 – Initial Revision</text:span></text:p>
      <text:h text:style-name="P5" text:outline-level="3">Copyright</text:h>
      <text:p text:style-name="Standard"><text:tab/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ierre MARECHAL</meta:initial-creator>
    <meta:creation-date>2008-07-09T13:39:08</meta:creation-date>
    <dc:date>2011-05-17T16:59:02.64</dc:date>
    <meta:editing-cycles>7</meta:editing-cycles>
    <meta:editing-duration>PT18H58M39S</meta:editing-duration>
    <meta:document-statistic meta:table-count="0" meta:image-count="0" meta:object-count="0" meta:page-count="1" meta:paragraph-count="27" meta:word-count="131" meta:character-count="880"/>
    <meta:user-defined meta:name="Info 1"/>
    <meta:user-defined meta:name="Info 2"/>
    <meta:user-defined meta:name="Info 3"/>
    <meta:user-defined meta:name="Info 4"/>
  </office:meta>
</office:document-meta>
</file>